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4CB000002AC24CFBD45.gif"/>
  <manifest:file-entry manifest:media-type="image/gif" manifest:full-path="Pictures/1000000000000D8200000A1D0A585F1B.gif"/>
  <manifest:file-entry manifest:media-type="image/gif" manifest:full-path="Pictures/10000000000003200000023C14350CA6.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278in"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line-height="0.278in" fo:text-align="justify" style:justify-single-word="false"/>
      <style:text-properties style:font-name="Arial" style:font-name-complex="Arial"/>
    </style:style>
    <style:style style:name="P4"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5"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style>
    <style:style style:name="P6" style:family="paragraph" style:parent-style-name="Standard">
      <style:paragraph-properties fo:margin-left="1.4752in" fo:margin-right="0in" fo:line-height="0.278in" fo:text-align="justify" style:justify-single-word="false" fo:text-indent="0in" style:auto-text-indent="false"/>
    </style:style>
    <style:style style:name="P7"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Wingdings" fo:font-size="22pt" style:font-size-asian="22pt" style:font-size-complex="22pt"/>
    </style:style>
    <style:style style:name="T3" style:family="text">
      <style:text-properties style:font-name="Wingdings" fo:font-size="10pt" style:font-size-asian="8.75pt" style:font-size-complex="10pt"/>
    </style:style>
    <style:style style:name="T4" style:family="text">
      <style:text-properties fo:font-size="22pt" style:font-size-asian="22pt" style:font-size-complex="22pt"/>
    </style:style>
    <style:style style:name="T5" style:family="text">
      <style:text-properties fo:font-size="10pt" style:font-size-asian="8.75pt" style:font-size-complex="10pt"/>
    </style:style>
    <style:style style:name="T6" style:family="text">
      <style:text-properties style:font-name="DejaVu Sans" fo:font-size="9pt" style:font-size-asian="9pt" style:font-size-complex="9pt"/>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Einwilligungserklärung für die Teilnahme an der Studie</text:p>
      <text:p text:style-name="P1"/>
      <text:p text:style-name="P2">„Mismatch Negativity“</text:p>
      <text:p text:style-name="P2"/>
      <text:p text:style-name="P2"/>
      <text:p text:style-name="P3">Ich habe die Informationen zur Studie „Mismatch Negativity“ gelesen 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für dieses Forschungsvorhaben verwendet werden. Personenbezogene Daten werden nicht an Dritte weitergegeben.</text:p>
      <text:p text:style-name="P3">Mir ist bekannt, dass die Teilnahme freiwillig ist und ich sie jederzeit ohne Angaben von Gründen widerrufen kann, ohne dass mir daraus irgendein Nachteil entsteht.</text:p>
      <text:p text:style-name="P3"/>
      <text:p text:style-name="P3"/>
      <text:p text:style-name="P3">________________________</text:p>
      <text:p text:style-name="P3">Name des Teilnehmers</text:p>
      <text:p text:style-name="P3"/>
      <text:p text:style-name="P3"/>
      <text:p text:style-name="P3">________________________<text:tab/><text:tab/><text:tab/><text:tab/>________________________</text:p>
      <text:p text:style-name="P3">Ort, Datum<text:tab/><text:tab/><text:tab/><text:tab/><text:tab/><text:tab/><text:tab/>Unterschrift des Teilnehmers</text:p>
      <text:p text:style-name="P3"/>
      <text:p text:style-name="P3"/>
      <text:p text:style-name="P3">Ich bin damit einverstanden, dass ich für evtl. stattfindende Nachfolge­untersuchungen durch die Versuchsleiter telefonisch oder per Email kontaktiert werde. Dies ist jedoch noch keine Verpflichtung für eine tatsächliche Teilnahme an weiteren Studien.</text:p>
      <text:p text:style-name="P3"/>
      <text:p text:style-name="P6"><text:span text:style-name="T1">Ja </text:span><text:span text:style-name="T2"></text:span><text:span text:style-name="T4"><text:tab/><text:tab/><text:tab/><text:tab/></text:span><text:span text:style-name="T1">Nein </text:span><text:span text:style-name="T2"></text:span></text:p>
      <text:p text:style-name="P5"><text:span text:style-name="T6">Versuchsleiter: <text:s/>Dr. Benjamin Blankertz, TU Berlin, FG Maschinelles Lernen, FR 6-9, (030)314-786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2" text:anchor-type="paragraph" svg:x="0in" svg:y="0in" svg:width="1.9201in" svg:height="1.0701in" draw:z-index="2"><draw:image xlink:href="Pictures/10000200000004CB000002AC24CFBD45.gif" xlink:type="simple" xlink:show="embed" xlink:actuate="onLoad"/></draw:frame><draw:frame draw:style-name="Mfr2" draw:name="graphics1" text:anchor-type="paragraph" svg:y="0in" svg:width="1.4201in" svg:height="1.0098in" draw:z-index="3"><draw:image xlink:href="Pictures/10000000000003200000023C14350CA6.gif" xlink:type="simple" xlink:show="embed" xlink:actuate="onLoad"/></draw:frame><draw:frame draw:style-name="Mfr1" draw:name="graphics3" text:anchor-type="paragraph" svg:x="2.7398in" svg:y="0in" svg:width="1.4402in" svg:height="1.0799in" draw:z-index="4"><draw:image xlink:href="Pictures/1000000000000D8200000A1D0A585F1B.gif" xlink:type="simple" xlink:show="embed" xlink:actuate="onLoad"/></draw:frame><draw:frame draw:style-name="Mfr3" draw:name="Frame1" text:anchor-type="char" svg:x="0.1252in" svg:y="0.0528in" svg:width="3in" svg:height="1in" draw:z-index="0"><draw:text-box><text:p text:style-name="Standard"/></draw:text-box></draw:frame><draw:line text:anchor-type="char" draw:z-index="1" draw:style-name="Mgr1" draw:text-style-name="MP1" svg:x1="4.2339in" svg:y1="0.6091in" svg:x2="4.2339in" svg:y2="1.4756in"><text:p/></draw:line><text:tab/><text:tab/></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tudie zu Prädiktoren der BCI-Kommunikation</dc:title>
    <meta:initial-creator>embraun</meta:initial-creator>
    <meta:creation-date>2008-03-07T16:41:00</meta:creation-date>
    <dc:creator>Benjamin Blankertz</dc:creator>
    <dc:date>2009-06-16T21:36:26</dc:date>
    <meta:print-date>2008-03-07T13:56:00</meta:print-date>
    <meta:editing-cycles>7</meta:editing-cycles>
    <meta:generator>OpenOffice.org/3.0$Linux OpenOffice.org_project/300m15$Build-9379</meta:generator>
    <meta:editing-duration>PT00H03M40S</meta:editing-duration>
    <meta:document-statistic meta:table-count="0" meta:image-count="3" meta:object-count="0" meta:page-count="1" meta:paragraph-count="12" meta:word-count="160" meta:character-count="1262"/>
    <meta:user-defined meta:name="Info 1"/>
    <meta:user-defined meta:name="Info 2"/>
    <meta:user-defined meta:name="Info 3"/>
    <meta:user-defined meta:name="Info 4"/>
  </office:meta>
</office:document-meta>
</file>